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2" style:family="paragraph" style:parent-style-name="Standard" style:master-page-name="Standard">
      <style:paragraph-properties fo:margin-top="0cm" fo:margin-bottom="0.353cm" loext:contextual-spacing="false" fo:line-height="115%" fo:text-align="justify" style:justify-single-word="false" style:page-number="auto" fo:break-before="auto" fo:break-after="auto" style:writing-mode="lr-tb"/>
    </style:style>
    <style:style style:name="P3" style:family="paragraph">
      <style:paragraph-properties fo:margin-left="0cm" fo:margin-right="0cm" fo:margin-top="0cm" fo:margin-bottom="0cm" fo:line-height="100%" fo:text-align="start" fo:text-indent="0cm" style:writing-mode="lr-tb"/>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ddle Equestrian Convention to dwudniowy konwent, który odbył się w Warszawie w dniach 9-10 lipca. Do tego celu wynajęto jedną z warszawskich szkół. Przyznaję, że pojechałam tam z dość nietypowych powodów: Verlaxa, Yakovleva i Szczytu Fanfikowego. Jeśli nie wiecie, kim jest Verlax (a skoro czytacie „Equestria Times”, to powinniście), to powiem wam, iż jest to jeden z wicenaczelnych tego magazynu i to na MEC miał po raz pierwszy ukazać fandomowi swoją twarz. Yakolev zaś to rosyjski rysownik, którego twórczość bardzo cenię.</text:p>
      <text:p text:style-name="P1">Dotarcie na meeta nie przysporzyło mi większych trudności. Z dworca Warszawa Wschodnia odebrali mnie nasi kochani redaktorzy w osobach Verlaxa, Falconka i Poulsena. Po drodze na teren konwentu spotkaliśmy jeszcze KingofHillsa, który do miasta przyjechał z zupełnie innego powodu i nie uczestniczył w samym MEC. Do szkoły doszliśmy niebawem po rozpoczęciu akredytacji, która przebiegała całkiem sprawnie. Dostaliśmy identyfikatory, co do których nie mam zastrzeżeń, oraz plan konwentu, który był tragiczny. Mały, szary i z czcionką tak drobną, że do rozczytania przydałby się mikroskop. Na hemoroidy Celestii, komuś się chyba pomyliło robienie planu z robieniem ściąg.</text:p>
      <text:p text:style-name="P1">Niestety, ale samo rozmieszczenie atrakcji w czasie zmieniło się w stosunku do tego, jakie zostało opublikowane jakiś czas przed MEC i niemal wszystkie interesujące mnie panele pokrywały się ze sobą. Na dodatek zostały umieszczone w bardzo późnych godzinach. Dlatego po dołączeniu do naszej wesołej kompanii Mactera i Star Lighta, postanowiliśmy wyruszyć w poszukiwaniu Graala, a konkretnie jedzenia. Po posiłku drużyna pierścienia wróciła do stanu pierwotnego i ruszyła do Verlaxa oglądać „Mad Maxa”.</text:p>
      <text:p text:style-name="P1">W końcu wróciliśmy na meeta, prosto na Szczyt Fanfikowy. Prowadził Sun na spółkę z jakimś randomem. Z całym szacunkiem dla prelegentów, no chłopaki, nie spisaliście się. Wszystko zaczęło się od prośby do słuchaczy, by ci zaproponowali jakiś temat. To dyskusja, ale osoba, która ją organizuje powinna mieć parę tematów na start. Potem jakoś poszło, a myślą przewodnią stało się „Dlaczego „Kryształowe Oblężenie” jest fanfikiem słabym”. Rozwinęła się również dyskusja na temat czołgów i tu muszę zaznaczyć, że sowieckie są lepsze od niemieckich. Niestety, ale zrobił się straszny bałagan, ludzie zaczęli się przekrzykiwać, a potem dyskutowali w małych grupkach. No, ale mimo wszystko panel uważam za udany i szczególnie pozdrawiam: Suna, Verlaxa, Kredke, Omegę i Psorasa.</text:p>
      <text:p text:style-name="P1">Następnie byłam na prelekcji o „Kryształowym Oblężeniu”, fanfiku autorstwa Spidiego, którą prowadził on sam. Niestety, ale większość mnie pominęła, ponieważ cała atrakcja rozpoczęła się po północy. Dość powiedzieć, że byłam na niej obecna jedynie ciałem. <office:annotation><dc:date>0000-00-00T00:00:00</dc:date><text:p text:style-name="P3"><text:span text:style-name="T1">Pomijając wątpliwą jakość samego KO, to zdanie w takiej formie brzmi imho jak marudzenie na Fallout: Equestrię, że kuce napierdalają się tam bronią palną i biegają po świecie zniszczonym przez broń masowego rażenia, bo autor lubi kuce i Fallouta.</text:span></text:p></office:annotation><office:annotation><dc:date>0000-00-00T00:00:00</dc:date><text:p text:style-name="P3"><text:span text:style-name="T1">Gandzia, on dosłownie tak to tłumaczył.</text:span></text:p></office:annotation>Do tego czasu zdążyłam zrozumieć, że kuce używają mauserów i są odpowiednikiem III Rzeszy, ponieważ Spidi lubi kuce oraz nazistowskie zabawki.</text:p>
      <text:p text:style-name="P1">Sleep roomy utworzono w salach prelekcyjnych, co osobiście uważam za raczej słaby pomysł, ale w sumie nie przeszkadzało to jakość szczególnie. Z powodu ciasnoty w niej panującej, delegacja „Equestria Times” zdecydowała się okupować korytarz. Zaanektowaliśmy ładny kawałek podłogi, po czym podjęłam walkę na śmierć i życie. Postanowiłam bowiem się wykąpać, jak na istotę cywilizowaną przystało. Już wcześniej dowiedziałam się, że w konwentowej łazience czai się pradawne zło pod postacią zimnej wody. Moim zdaniem źle nie było, polecam, a w ogóle to apeluję do fandomu, żeby się mył, jak ma okazję.</text:p>
      <text:p text:style-name="P1">W końcu miałam iść spać, ale po drodze spotkałam Mactera w towarzystwie rudobrodej Elsy z „Krainy Lodu”. Nasz kochany naczelny wspólnie z Cygnusem postanowili przeszkadzać <text:soft-page-break/>nam w spaniu poprzez rozmowy. Chyba im coś nie wyszło, bo się wyspałam. Obudziłam się rano, akurat by coś przekąsić, pogadać z Omegą i udać się na rozpoczynające się tego dnia prelekcje.</text:p>
      <text:p text:style-name="P1">Pierwszą niedzielną prelekcją, jaką zaszczyciłam (bądź zbrukałam, zależy od punktu widzenia) swoją obecnością, był panel Grethzky na temat rysowania kucykowych mordek. Greta skupiła się na wyrażaniu emocji i działaniu poszczególnych mięśni podczas tejże czynności. Następnie poprosiła słuchaczy by przeszli do części warsztatowej, więc zaczęłam bazgrać konikowe pyszczki. </text:p>
      <text:p text:style-name="P1">Później odbywał się konkurs rysunkowy, w którym wzięłam udział, bo i tak nie miałam nic do roboty. Nic nie wygrałam, nie umiem rysować, a mój specyficzny i raczej kiepski humor nie trafia do każdego. Powiem tylko, że narysowałam zwłoki Babs Seed w dole pełnym zwłok i Starlight Glimmer w wersji stalinowskiej, stojącą na górze. Całość sceny rozgrywała się w brzozowym lasku. Na swoje usprawiedliwienie mam jedynie fakt, iż moja praca musiała zawierać Starlight, Babs i pogrzeb.</text:p>
      <text:p text:style-name="P1">Ostatnią prelekcją, na jakiej byłam, stanowiły warsztaty rysowania smoków. Co prawda uczestniczyłam już na nich podczas zeszłorocznego MLK, ale nie miałam wówczas szansy na wysłuchanie ich w całości. Mogę pochwalić prowadzącą za kontrolę poczynań uczestników oraz interesującą prezentację.</text:p>
      <text:p text:style-name="P1">W końcu ruszyłam do domu, w czym towarzyszył mi Cygnus. I tu chciałabym podziękować mu na łamach „Equestria Times”, bo gdyby nie on, to pociąg by mi uciekł. Kolejka po bilety była dużo dłuższa niż mogliśmy się spodziewać. Dzięki niech będą Celestii, że się udało i koniec końców wróciłam do rodzimego Bresl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5T20:43:30.171000000</dc:date>
    <meta:editing-duration>P1DT23H35M31S</meta:editing-duration>
    <meta:document-statistic meta:table-count="0" meta:image-count="0" meta:object-count="0" meta:page-count="2" meta:paragraph-count="11" meta:word-count="779" meta:character-count="5264" meta:non-whitespace-character-count="4495"/>
  </office:meta>
</office:document-meta>
</file>